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300000013234F478358166E68.png" manifest:media-type="image/png"/>
  <manifest:file-entry manifest:full-path="Pictures/10000201000003AF00000212C7DB1960B72E1F15.png" manifest:media-type="image/png"/>
  <manifest:file-entry manifest:full-path="Pictures/100002010000001300000013FC5F6C462F0A8BF1.png" manifest:media-type="image/png"/>
  <manifest:file-entry manifest:full-path="Pictures/1000020100000014000000146893B0F3C625560B.png" manifest:media-type="image/png"/>
  <manifest:file-entry manifest:full-path="Pictures/10000201000003AF00000212C5875EDF00A163A4.png" manifest:media-type="image/png"/>
  <manifest:file-entry manifest:full-path="Pictures/10000201000003AF0000021268D5CB320792D59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0923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horizontal-align="center" draw:textarea-vertical-align="bottom" draw:auto-grow-height="false" draw:fit-to-size="false" style:shrink-to-fit="false" fo:min-height="2.629cm" fo:padding-top="0cm" fo:padding-bottom="0cm" fo:padding-left="0cm" fo:padding-right="0cm" fo:wrap-option="wrap"/>
    </style:style>
    <style:style style:name="pr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629cm" fo:padding-top="0cm" fo:padding-bottom="0cm" fo:padding-left="0cm" fo:padding-right="0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8.882cm" fo:padding-top="0cm" fo:padding-bottom="0cm" fo:padding-left="0cm" fo:padding-right="0cm" fo:wrap-option="wrap"/>
    </style:style>
    <style:style style:name="pr5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6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7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8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9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0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1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2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3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4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5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6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7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8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9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0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1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2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3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4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5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6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7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8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9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0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1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2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3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882cm" fo:padding-top="0cm" fo:padding-bottom="0cm" fo:padding-left="0cm" fo:padding-right="0cm" fo:wrap-option="wrap"/>
    </style:style>
    <style:style style:name="pr34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5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6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7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8" style:family="presentation" style:parent-style-name="TITLE_5f_ONLY-title" style:list-style-name="L23">
      <style:graphic-properties draw:stroke="none" svg:stroke-width="0cm" draw:fill="none" draw:textarea-vertical-align="middle" draw:auto-grow-height="false" draw:fit-to-size="false" style:shrink-to-fit="false" fo:min-height="2.629cm" fo:padding-top="0cm" fo:padding-bottom="0cm" fo:padding-left="0cm" fo:padding-right="0cm" fo:wrap-option="wrap"/>
    </style:style>
    <style:style style:name="pr39" style:family="presentation" style:parent-style-name="TITLE_5f_ONL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092332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" fo:font-size="47pt" fo:letter-spacing="normal" fo:font-style="normal" style:text-underline-style="none" fo:font-weight="bold" style:font-name-asian="Open Sans" style:font-size-asian="47pt" style:font-style-asian="normal" style:font-weight-asian="bold" style:font-name-complex="Open Sans" style:font-size-complex="47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" fo:font-size="20pt" fo:letter-spacing="normal" fo:font-style="normal" style:text-underline-style="none" fo:font-weight="normal" style:font-name-asian="Source Sans Pro" style:font-size-asian="20pt" style:font-style-asian="normal" style:font-weight-asian="normal" style:font-name-complex="Source Sans Pro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" fo:font-size="24pt" fo:letter-spacing="normal" fo:font-style="normal" style:text-underline-style="none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" fo:font-size="16pt" fo:letter-spacing="normal" fo:font-style="normal" style:text-underline-style="none" fo:font-weight="normal" style:font-name-asian="Source Sans Pro" style:font-size-asian="16pt" style:font-style-asian="normal" style:font-weight-asian="normal" style:font-name-complex="Source Sans Pro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pen Sans" fo:font-size="44pt" fo:letter-spacing="normal" fo:font-style="normal" style:text-underline-style="none" fo:font-weight="normal" style:font-name-asian="Open Sans" style:font-size-asian="44pt" style:font-style-asian="normal" style:font-weight-asian="normal" style:font-name-complex="Open Sans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" fo:font-size="32pt" fo:letter-spacing="normal" fo:font-style="normal" style:text-underline-style="none" fo:font-weight="normal" style:font-name-asian="Source Sans Pro" style:font-size-asian="32pt" style:font-style-asian="normal" style:font-weight-asian="normal" style:font-name-complex="Source Sans Pro" style:font-size-complex="3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Source Sans Pro" fo:font-size="24.6000003814697pt" fo:letter-spacing="normal" fo:font-style="normal" style:text-underline-style="none" fo:font-weight="normal" style:font-name-asian="Source Sans Pro" style:font-size-asian="24.6000003814697pt" style:font-style-asian="normal" style:font-weight-asian="normal" style:font-name-complex="Source Sans Pro" style:font-size-complex="24.6000003814697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Source Sans Pro" fo:font-size="44pt" fo:letter-spacing="normal" fo:font-style="normal" style:text-underline-style="none" fo:font-weight="bold" style:font-name-asian="Source Sans Pro" style:font-size-asian="44pt" style:font-style-asian="normal" style:font-weight-asian="bold" style:font-name-complex="Source Sans Pro" style:font-size-complex="44pt" style:font-style-complex="normal" style:font-weight-complex="bold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Source Sans Pro" fo:font-size="32pt" fo:letter-spacing="normal" fo:font-style="normal" style:text-underline-style="solid" style:text-underline-width="auto" style:text-underline-color="font-color" fo:font-weight="normal" style:font-name-asian="Source Sans Pro" style:font-size-asian="32pt" style:font-style-asian="normal" style:font-weight-asian="normal" style:font-name-complex="Source Sans Pro" style:font-size-complex="3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pen Sans" fo:font-size="43pt" fo:letter-spacing="normal" fo:font-style="normal" style:text-underline-style="none" fo:font-weight="normal" style:font-name-asian="Open Sans" style:font-size-asian="43pt" style:font-style-asian="normal" style:font-weight-asian="normal" style:font-name-complex="Open Sans" style:font-size-complex="43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Source Sans Pro" fo:font-size="32.5999984741211pt" fo:letter-spacing="normal" fo:font-style="normal" style:text-underline-style="none" fo:font-weight="normal" style:font-name-asian="Source Sans Pro" style:font-size-asian="32.5999984741211pt" style:font-style-asian="normal" style:font-weight-asian="normal" style:font-name-complex="Source Sans Pro" style:font-size-complex="32.5999984741211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Source Sans Pro" fo:font-size="32.5999984741211pt" fo:letter-spacing="normal" fo:font-style="normal" style:text-underline-style="solid" style:text-underline-width="auto" style:text-underline-color="font-color" fo:font-weight="normal" style:font-name-asian="Source Sans Pro" style:font-size-asian="32.5999984741211pt" style:font-style-asian="normal" style:font-weight-asian="normal" style:font-name-complex="Source Sans Pro" style:font-size-complex="32.5999984741211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Source Sans Pro" fo:font-size="24.6000003814697pt" fo:letter-spacing="normal" fo:font-style="normal" style:text-underline-style="solid" style:text-underline-width="auto" style:text-underline-color="font-color" fo:font-weight="normal" style:font-name-asian="Source Sans Pro" style:font-size-asian="24.6000003814697pt" style:font-style-asian="normal" style:font-weight-asian="normal" style:font-name-complex="Source Sans Pro" style:font-size-complex="24.6000003814697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Source Sans Pro" fo:font-size="18.6000003814697pt" fo:letter-spacing="normal" fo:font-style="normal" style:text-underline-style="none" fo:font-weight="normal" style:font-name-asian="Source Sans Pro" style:font-size-asian="18.6000003814697pt" style:font-style-asian="normal" style:font-weight-asian="normal" style:font-name-complex="Source Sans Pro" style:font-size-complex="18.600000381469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72cm" text:min-label-width="1.198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72cm" text:min-label-width="1.198cm"/>
        <style:text-properties style:font-name="Source Sans Pr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72cm" text:min-label-width="1.198cm"/>
        <style:text-properties style:font-name="Source Sans Pro" fo:color="#ffffff" fo:font-size="100%"/>
      </text:list-level-style-bullet>
      <text:list-level-style-bullet text:level="2" text:bullet-char="○">
        <style:list-level-properties text:space-before="1.342cm" text:min-label-width="1.198cm"/>
        <style:text-properties style:font-name="Source Sans Pr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56cm" text:min-label-width="1.114cm"/>
        <style:text-properties style:font-name="Source Sans Pr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56cm" text:min-label-width="1.114cm"/>
        <style:text-properties style:font-name="Source Sans Pro" fo:color="#ffffff" fo:font-size="100%"/>
      </text:list-level-style-bullet>
      <text:list-level-style-bullet text:level="2" text:bullet-char="○">
        <style:list-level-properties text:space-before="1.426cm" text:min-label-width="1.114cm"/>
        <style:text-properties style:font-name="Source Sans Pr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72cm" text:min-label-width="1.198cm"/>
        <style:text-properties style:font-name="Source Sans Pro" fo:color="#ffffff" fo:font-size="100%"/>
      </text:list-level-style-bullet>
      <text:list-level-style-bullet text:level="2" text:bullet-char="○">
        <style:list-level-properties text:space-before="1.342cm" text:min-label-width="1.198cm"/>
        <style:text-properties style:font-name="Source Sans Pro" fo:color="#3faf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072cm" text:min-label-width="1.198cm"/>
        <style:text-properties style:font-name="Source Sans Pro" fo:color="#3faf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114cm" text:min-label-width="1.156cm"/>
        <style:text-properties style:font-name="Source Sans Pr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114cm" text:min-label-width="1.15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072cm" text:min-label-width="1.198cm"/>
        <style:text-properties style:font-name="Source Sans Pro" fo:color="#3faf46" fo:font-size="100%"/>
      </text:list-level-style-bullet>
      <text:list-level-style-bullet text:level="2" text:bullet-char="○">
        <style:list-level-properties text:space-before="1.342cm" text:min-label-width="1.198cm"/>
        <style:text-properties style:font-name="Source Sans Pr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114cm" text:min-label-width="1.156cm"/>
        <style:text-properties style:font-name="Source Sans Pro" fo:color="#3faf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061cm" text:min-label-width="1.209cm"/>
        <style:text-properties style:font-name="Source Sans Pr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61cm" text:min-label-width="1.20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061cm" text:min-label-width="1.209cm"/>
        <style:text-properties style:font-name="Source Sans Pro" fo:color="#ffffff" fo:font-size="100%"/>
      </text:list-level-style-bullet>
      <text:list-level-style-bullet text:level="2" text:bullet-char="○">
        <style:list-level-properties text:space-before="1.331cm" text:min-label-width="1.209cm"/>
        <style:text-properties style:font-name="Source Sans Pro" fo:color="#3faf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061cm" text:min-label-width="1.209cm"/>
        <style:text-properties style:font-name="Source Sans Pro" fo:color="#ffffff" fo:font-size="100%"/>
      </text:list-level-style-bullet>
      <text:list-level-style-bullet text:level="2" text:bullet-char="○">
        <style:list-level-properties text:space-before="1.331cm" text:min-label-width="1.209cm"/>
        <style:text-properties style:font-name="Source Sans Pr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202cm" text:min-label-width="1.068cm"/>
        <style:text-properties style:font-name="Source Sans Pro" fo:color="#3faf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202cm" text:min-label-width="1.06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eating  a OS" draw:style-name="dp1" draw:master-page-name="TITLE_5f_AND_5f_BODY" presentation:presentation-page-layout-name="AL1T1">
        <draw:frame draw:name="Google Shape;283;p40" presentation:style-name="pr1" draw:text-style-name="P2" draw:layer="layout" svg:width="17.317cm" svg:height="1.846cm" svg:x="9.821cm" svg:y="11.899cm" presentation:class="title" presentation:user-transformed="true">
          <draw:text-box>
            <text:p text:style-name="P1"><text:span text:style-name="T1">Creating <text:s/>a OS</text:span></text:p>
          </draw:text-box>
        </draw:frame>
        <draw:custom-shape draw:name="Google Shape;284;p40" draw:style-name="gr1" draw:text-style-name="P4" draw:layer="layout" svg:width="8.889cm" svg:height="1.139cm" svg:x="1.27cm" svg:y="10.293cm">
          <text:p text:style-name="P3"><text:span text:style-name="T2">Simot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40" draw:style-name="gr1" draw:text-style-name="P4" draw:layer="layout" svg:width="8.889cm" svg:height="1.317cm" svg:x="1.27cm" svg:y="9.186cm">
          <text:p text:style-name="P3"><text:span text:style-name="T3">Simon Le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40" draw:style-name="gr1" draw:text-style-name="P4" draw:layer="layout" svg:width="13.207cm" svg:height="1.758cm" svg:x="2.286cm" svg:y="11.244cm">
          <text:p text:style-name="P3"><text:span text:style-name="T4">sflees</text:span><text:span text:style-name="T5">@suse.de / simon@simotek.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40" draw:style-name="gr2" draw:text-style-name="P5" draw:layer="layout" svg:width="0.659cm" svg:height="0.659cm" svg:x="1.524cm" svg:y="11.898cm">
          <draw:image xlink:href="Pictures/1000020100000014000000146893B0F3C625560B.png" xlink:type="simple" xlink:show="embed" xlink:actuate="onLoad">
            <text:p/>
          </draw:image>
        </draw:frame>
        <draw:frame draw:name="Google Shape;288;p40" draw:style-name="gr2" draw:text-style-name="P5" draw:layer="layout" svg:width="0.633cm" svg:height="0.633cm" svg:x="1.524cm" svg:y="12.577cm">
          <draw:image xlink:href="Pictures/100002010000001300000013234F478358166E68.png" xlink:type="simple" xlink:show="embed" xlink:actuate="onLoad">
            <text:p/>
          </draw:image>
        </draw:frame>
        <draw:frame draw:name="Google Shape;289;p40" draw:style-name="gr2" draw:text-style-name="P5" draw:layer="layout" svg:width="0.633cm" svg:height="0.633cm" svg:x="1.524cm" svg:y="13.593cm">
          <draw:image xlink:href="Pictures/100002010000001300000013FC5F6C462F0A8BF1.png" xlink:type="simple" xlink:show="embed" xlink:actuate="onLoad">
            <text:p/>
          </draw:image>
        </draw:frame>
        <draw:custom-shape draw:name="Google Shape;290;p40" draw:style-name="gr1" draw:text-style-name="P4" draw:layer="layout" svg:width="12.191cm" svg:height="1.664cm" svg:x="2.286cm" svg:y="12.249cm">
          <text:p text:style-name="P3"><text:span text:style-name="T5">Simotek on irc.libera.net / Disc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40" draw:style-name="gr1" draw:text-style-name="P4" draw:layer="layout" svg:width="7.873cm" svg:height="0.957cm" svg:x="2.286cm" svg:y="13.56cm">
          <text:p text:style-name="P3"><text:span text:style-name="T5">@Simotek_Dot_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40" draw:style-name="gr3" draw:text-style-name="P6" draw:layer="layout" svg:width="15.059cm" svg:height="10.175cm" svg:x="12.186cm" svg:y="1.447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40" draw:style-name="gr1" draw:text-style-name="P4" draw:layer="layout" svg:width="8.889cm" svg:height="1.317cm" svg:x="18.302cm" svg:y="13.746cm">
          <text:p text:style-name="P1"><text:span text:style-name="T3">A Basic Intro to Kiw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0;p1:notes" presentation:style-name="pr2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81;p1:notes" draw:style-name="gr4" draw:layer="layout" svg:width="19.797cm" svg:height="11.135cm" svg:x="0.6cm" svg:y="2.257cm" draw:page-number="1" presentation:class="page"/>
        </presentation:notes>
      </draw:page>
      <draw:page draw:name="About Me" draw:style-name="dp1" draw:master-page-name="OBJECT" presentation:presentation-page-layout-name="AL2T11">
        <draw:frame draw:name="Google Shape;298;p41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About Me</text:span></text:p>
          </draw:text-box>
        </draw:frame>
        <draw:frame draw:name="Google Shape;299;p41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3">
              <text:list-item>
                <text:p text:style-name="P9"><text:span text:style-name="T7">From Adelaide Australia</text:span></text:p>
              </text:list-item>
              <text:list-item>
                <text:p text:style-name="P9"><text:span text:style-name="T7">Using Linux since 2003</text:span></text:p>
              </text:list-item>
              <text:list-item>
                <text:p text:style-name="P9"><text:span text:style-name="T7">Using openSUSE since 2011</text:span></text:p>
              </text:list-item>
              <text:list-item>
                <text:p text:style-name="P9"><text:span text:style-name="T7">openSUSE Contributor for 12 years</text:span></text:p>
              </text:list-item>
              <text:list-item>
                <text:p text:style-name="P9"><text:span text:style-name="T7">Worked at SUSE for 7 years</text:span></text:p>
              </text:list-item>
            </text:list>
          </draw:text-box>
        </draw:frame>
        <presentation:notes draw:style-name="dp2">
          <draw:page-thumbnail draw:name="Google Shape;295;p3:notes" draw:style-name="gr4" draw:layer="layout" svg:width="0cm" svg:height="0cm" svg:x="0cm" svg:y="2.257cm" draw:page-number="2" presentation:class="page"/>
          <draw:frame draw:name="Google Shape;296;p3:notes" presentation:style-name="pr5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What makes a Linux OS?" draw:style-name="dp1" draw:master-page-name="OBJECT" presentation:presentation-page-layout-name="AL2T11">
        <draw:frame draw:name="Google Shape;304;p42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What makes a Linux OS?</text:span></text:p>
          </draw:text-box>
        </draw:frame>
        <draw:frame draw:name="Google Shape;305;p42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A collection of packages / programs designed to work together.</text:span></text:p>
              </text:list-item>
              <text:list-item>
                <text:p text:style-name="P11"><text:span text:style-name="T8">A way to install them / provision a system.</text:span></text:p>
              </text:list-item>
            </text:list>
          </draw:text-box>
        </draw:frame>
        <presentation:notes draw:style-name="dp2">
          <draw:page-thumbnail draw:name="Google Shape;301;g25232e6a1bc_1_33:notes" draw:style-name="gr4" draw:layer="layout" svg:width="0cm" svg:height="0cm" svg:x="0cm" svg:y="2.257cm" draw:page-number="3" presentation:class="page"/>
          <draw:frame draw:name="Google Shape;302;g25232e6a1bc_1_33:notes" presentation:style-name="pr6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 Basic Linux OS?" draw:style-name="dp1" draw:master-page-name="OBJECT" presentation:presentation-page-layout-name="AL2T11">
        <draw:frame draw:name="Google Shape;310;p43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A Basic Linux OS?</text:span></text:p>
          </draw:text-box>
        </draw:frame>
        <draw:frame draw:name="Google Shape;311;p43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Bootloader - Grub2</text:span></text:p>
              </text:list-item>
              <text:list-item>
                <text:p text:style-name="P11"><text:span text:style-name="T8">Hardware Interface - Linux Kernel</text:span></text:p>
              </text:list-item>
              <text:list-item>
                <text:p text:style-name="P11"><text:span text:style-name="T8">Process Management - Linux Kernel</text:span></text:p>
              </text:list-item>
              <text:list-item>
                <text:p text:style-name="P11"><text:span text:style-name="T8">Init System - systemd</text:span></text:p>
              </text:list-item>
              <text:list-item>
                <text:p text:style-name="P11"><text:span text:style-name="T8">Service Manager - systemd</text:span></text:p>
              </text:list-item>
              <text:list-item>
                <text:p text:style-name="P11"><text:span text:style-name="T8">Shell / Command line - bash</text:span></text:p>
              </text:list-item>
              <text:list-item>
                <text:p text:style-name="P11"><text:span text:style-name="T8">Package Management - zypper</text:span></text:p>
              </text:list-item>
            </text:list>
          </draw:text-box>
        </draw:frame>
        <presentation:notes draw:style-name="dp2">
          <draw:page-thumbnail draw:name="Google Shape;307;g2528eba7c22_0_0:notes" draw:style-name="gr4" draw:layer="layout" svg:width="0cm" svg:height="0cm" svg:x="0cm" svg:y="2.257cm" draw:page-number="4" presentation:class="page"/>
          <draw:frame draw:name="Google Shape;308;g2528eba7c22_0_0:notes" presentation:style-name="pr7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 Graphical Linux OS?" draw:style-name="dp1" draw:master-page-name="OBJECT" presentation:presentation-page-layout-name="AL2T11">
        <draw:frame draw:name="Google Shape;316;p44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A Graphical Linux OS?</text:span></text:p>
          </draw:text-box>
        </draw:frame>
        <draw:frame draw:name="Google Shape;317;p44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Log in Manager - GDM, Lightdm, sddm</text:span></text:p>
              </text:list-item>
              <text:list-item>
                <text:p text:style-name="P11"><text:span text:style-name="T8">Desktop / Window Manager - Gnome, KDE, Sway, Enlightenment</text:span></text:p>
              </text:list-item>
              <text:list-item>
                <text:p text:style-name="P11"><text:span text:style-name="T8">Application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Terminal Emulator - Terminology, Gnome Terminal</text:span></text:p>
                  </text:list-item>
                  <text:list-item>
                    <text:p text:style-name="P11"><text:span text:style-name="T8">Office - Libre off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13;g2528eba7c22_0_5:notes" draw:style-name="gr4" draw:layer="layout" svg:width="0cm" svg:height="0cm" svg:x="0cm" svg:y="2.257cm" draw:page-number="5" presentation:class="page"/>
          <draw:frame draw:name="Google Shape;314;g2528eba7c22_0_5:notes" presentation:style-name="pr8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The types of Linux OS?" draw:style-name="dp1" draw:master-page-name="OBJECT" presentation:presentation-page-layout-name="AL2T11">
        <draw:frame draw:name="Google Shape;322;p45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The types of Linux OS?</text:span></text:p>
          </draw:text-box>
        </draw:frame>
        <draw:frame draw:name="Google Shape;323;p45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6">
              <text:list-item>
                <text:p text:style-name="P10"><text:span text:style-name="T8">Rolling - Constantly changing and updating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8">openSUSE Tumbleweed</text:span></text:p>
                  </text:list-item>
                  <text:list-item>
                    <text:p text:style-name="P11"><text:span text:style-name="T8">Arch</text:span></text:p>
                  </text:list-item>
                  <text:list-item>
                    <text:p text:style-name="P11"><text:span text:style-name="T8">Gentoo</text:span></text:p>
                  </text:list-item>
                </text:list>
              </text:list-item>
              <text:list-item>
                <text:p text:style-name="P11"><text:span text:style-name="T8">Fixed Release - New Versions every X amount of time</text:span></text:p>
                <text:list>
                  <text:list-item>
                    <text:p text:style-name="P11"><text:span text:style-name="T8">openSUSE Leap</text:span></text:p>
                  </text:list-item>
                  <text:list-item>
                    <text:p text:style-name="P11"><text:span text:style-name="T8">SUSE Linux Enterprise</text:span></text:p>
                  </text:list-item>
                  <text:list-item>
                    <text:p text:style-name="P11"><text:span text:style-name="T8">Ubuntu</text:span></text:p>
                  </text:list-item>
                  <text:list-item>
                    <text:p text:style-name="P11"><text:span text:style-name="T8">Red 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19;g25232e6a1bc_0_0:notes" draw:style-name="gr4" draw:layer="layout" svg:width="0cm" svg:height="0cm" svg:x="0cm" svg:y="2.257cm" draw:page-number="6" presentation:class="page"/>
          <draw:frame draw:name="Google Shape;320;g25232e6a1bc_0_0:notes" presentation:style-name="pr9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Usage" draw:style-name="dp1" draw:master-page-name="OBJECT" presentation:presentation-page-layout-name="AL2T11">
        <draw:frame draw:name="Google Shape;328;p46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Usage</text:span></text:p>
          </draw:text-box>
        </draw:frame>
        <draw:frame draw:name="Google Shape;329;p46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Bare Metal</text:span></text:p>
              </text:list-item>
              <text:list-item>
                <text:p text:style-name="P11"><text:span text:style-name="T8">Virtual Machine</text:span></text:p>
              </text:list-item>
              <text:list-item>
                <text:p text:style-name="P11"><text:span text:style-name="T8">Container</text:span></text:p>
              </text:list-item>
            </text:list>
          </draw:text-box>
        </draw:frame>
        <presentation:notes draw:style-name="dp2">
          <draw:page-thumbnail draw:name="Google Shape;325;g25232e6a1bc_0_14:notes" draw:style-name="gr4" draw:layer="layout" svg:width="0cm" svg:height="0cm" svg:x="0cm" svg:y="2.257cm" draw:page-number="7" presentation:class="page"/>
          <draw:frame draw:name="Google Shape;326;g25232e6a1bc_0_14:notes" presentation:style-name="pr10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frame draw:name="Google Shape;334;p47" presentation:style-name="pr4" draw:text-style-name="P2" draw:layer="layout" svg:width="21.206cm" svg:height="9.131cm" svg:x="1.399cm" svg:y="3.685cm" presentation:class="outline" presentation:user-transformed="true">
          <draw:text-box>
            <text:p text:style-name="P12"><text:span text:style-name="T9"/></text:p>
            <text:p text:style-name="P13"><text:span text:style-name="T9"/></text:p>
            <text:p text:style-name="P14"><text:span text:style-name="T10"/></text:p>
            <text:p text:style-name="P14"><text:span text:style-name="T10">Rolling Releases</text:span></text:p>
          </draw:text-box>
        </draw:frame>
        <presentation:notes draw:style-name="dp2">
          <draw:page-thumbnail draw:name="Google Shape;331;g24f2c6e67de_0_0:notes" draw:style-name="gr4" draw:layer="layout" svg:width="0cm" svg:height="0cm" svg:x="0cm" svg:y="2.257cm" draw:page-number="8" presentation:class="page"/>
          <draw:frame draw:name="Google Shape;332;g24f2c6e67de_0_0:notes" presentation:style-name="pr11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The Process" draw:style-name="dp1" draw:master-page-name="OBJECT" presentation:presentation-page-layout-name="AL2T11">
        <draw:frame draw:name="Google Shape;339;p48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The Process</text:span></text:p>
          </draw:text-box>
        </draw:frame>
        <draw:frame draw:name="Google Shape;340;p48" presentation:style-name="pr4" draw:text-style-name="P2" draw:layer="layout" svg:width="21.206cm" svg:height="9.131cm" svg:x="1.399cm" svg:y="3.685cm" presentation:class="outline" presentation:user-transformed="true">
          <draw:text-box>
            <text:list text:style-name="L4">
              <text:list-item>
                <text:p text:style-name="P9"><text:span text:style-name="T8">Home Repository</text:span></text:p>
              </text:list-item>
              <text:list-item>
                <text:p text:style-name="P9"><text:span text:style-name="T8">Devel Repository</text:span></text:p>
              </text:list-item>
              <text:list-item>
                <text:p text:style-name="P9"><text:span text:style-name="T8">Staging</text:span></text:p>
              </text:list-item>
              <text:list-item>
                <text:p text:style-name="P9"><text:span text:style-name="T8">QA</text:span></text:p>
              </text:list-item>
              <text:list-item>
                <text:p text:style-name="P9"><text:span text:style-name="T8">Acceptance</text:span></text:p>
              </text:list-item>
            </text:list>
            <text:p text:style-name="P3"><text:span text:style-name="T8"/></text:p>
          </draw:text-box>
        </draw:frame>
        <presentation:notes draw:style-name="dp2">
          <draw:page-thumbnail draw:name="Google Shape;336;g24f2c6e67de_0_4:notes" draw:style-name="gr4" draw:layer="layout" svg:width="0cm" svg:height="0cm" svg:x="0cm" svg:y="2.257cm" draw:page-number="9" presentation:class="page"/>
          <draw:frame draw:name="Google Shape;337;g24f2c6e67de_0_4:notes" presentation:style-name="pr12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Devel Projects" draw:style-name="dp1" draw:master-page-name="OBJECT" presentation:presentation-page-layout-name="AL2T11">
        <draw:frame draw:name="Google Shape;345;p49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Devel Projects</text:span></text:p>
          </draw:text-box>
        </draw:frame>
        <draw:frame draw:name="Google Shape;346;p49" presentation:style-name="pr4" draw:text-style-name="P2" draw:layer="layout" svg:width="21.206cm" svg:height="9.131cm" svg:x="1.399cm" svg:y="3.685cm" presentation:class="outline" presentation:user-transformed="true">
          <draw:text-box>
            <text:list text:style-name="L4">
              <text:list-item>
                <text:p text:style-name="P9"><text:span text:style-name="T8">Allows us to first test packages with other similar and related packages.</text:span></text:p>
              </text:list-item>
              <text:list-item>
                <text:p text:style-name="P9"><text:span text:style-name="T8">Allows multiple people to work together on the same set of packages.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11"><text:a xlink:href="https://build.opensuse.org/project/show/devel:languages:python" xlink:type="simple">https://build.opensuse.org/project/show/devel:languages:python</text:a></text:span></text:p>
                  </text:list-item>
                  <text:list-item>
                    <text:p text:style-name="P9"><text:span text:style-name="T11"><text:a xlink:href="https://build.opensuse.org/project/show/GNOME:Factory" xlink:type="simple">https://build.opensuse.org/project/show/GNOME:Factor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42;g24f2c6e67de_0_9:notes" draw:style-name="gr4" draw:layer="layout" svg:width="0cm" svg:height="0cm" svg:x="0cm" svg:y="2.257cm" draw:page-number="10" presentation:class="page"/>
          <draw:frame draw:name="Google Shape;343;g24f2c6e67de_0_9:notes" presentation:style-name="pr13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How to find a Devel Project" draw:style-name="dp1" draw:master-page-name="OBJECT" presentation:presentation-page-layout-name="AL2T11">
        <draw:frame draw:name="Google Shape;351;p50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How to find a Devel Project</text:span></text:p>
          </draw:text-box>
        </draw:frame>
        <draw:frame draw:name="Google Shape;352;p50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11">
              <text:list-item>
                <text:p text:style-name="P10"><text:span text:style-name="T11"><text:a xlink:href="https://build.opensuse.org/project/show/openSUSE:Factory" xlink:type="simple">https://build.opensuse.org/project/show/openSUSE:Factory</text:a></text:span></text:p>
              </text:list-item>
            </text:list>
          </draw:text-box>
        </draw:frame>
        <presentation:notes draw:style-name="dp2">
          <draw:page-thumbnail draw:name="Google Shape;348;g245d8dda91d_0_7:notes" draw:style-name="gr4" draw:layer="layout" svg:width="0cm" svg:height="0cm" svg:x="0cm" svg:y="2.257cm" draw:page-number="11" presentation:class="page"/>
          <draw:frame draw:name="Google Shape;349;g245d8dda91d_0_7:notes" presentation:style-name="pr14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Staging" draw:style-name="dp1" draw:master-page-name="OBJECT" presentation:presentation-page-layout-name="AL2T11">
        <draw:frame draw:name="Google Shape;357;p51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Staging</text:span></text:p>
          </draw:text-box>
        </draw:frame>
        <draw:frame draw:name="Google Shape;358;p51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Groups related packages to check they build / install / work together</text:span></text:p>
              </text:list-item>
              <text:list-item>
                <text:p text:style-name="P11"><text:span text:style-name="T8">Allows Package Reviews.</text:span></text:p>
              </text:list-item>
            </text:list>
          </draw:text-box>
        </draw:frame>
        <presentation:notes draw:style-name="dp2">
          <draw:page-thumbnail draw:name="Google Shape;354;g24f2c6e67de_0_16:notes" draw:style-name="gr4" draw:layer="layout" svg:width="0cm" svg:height="0cm" svg:x="0cm" svg:y="2.257cm" draw:page-number="12" presentation:class="page"/>
          <draw:frame draw:name="Google Shape;355;g24f2c6e67de_0_16:notes" presentation:style-name="pr15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openQA" draw:style-name="dp1" draw:master-page-name="OBJECT" presentation:presentation-page-layout-name="AL2T11">
        <draw:frame draw:name="Google Shape;363;p52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openQA</text:span></text:p>
          </draw:text-box>
        </draw:frame>
        <draw:frame draw:name="Google Shape;364;p52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7">Automated Testing </text:span></text:p>
              </text:list-item>
            </text:list>
            <text:list text:style-name="L11">
              <text:list-item>
                <text:p text:style-name="P11"><text:span text:style-name="T11"><text:a xlink:href="http://openqa.opensuse.org" xlink:type="simple">http://openqa.opensuse.org</text:a></text:span></text:p>
              </text:list-item>
            </text:list>
          </draw:text-box>
        </draw:frame>
        <presentation:notes draw:style-name="dp2">
          <draw:page-thumbnail draw:name="Google Shape;360;g25232e6a1bc_0_9:notes" draw:style-name="gr4" draw:layer="layout" svg:width="0cm" svg:height="0cm" svg:x="0cm" svg:y="2.257cm" draw:page-number="13" presentation:class="page"/>
          <draw:frame draw:name="Google Shape;361;g25232e6a1bc_0_9:notes" presentation:style-name="pr16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BJECT" presentation:presentation-page-layout-name="AL2T11">
        <draw:frame draw:name="Google Shape;369;p53" presentation:style-name="pr4" draw:text-style-name="P2" draw:layer="layout" svg:width="21.206cm" svg:height="9.131cm" svg:x="1.399cm" svg:y="3.685cm" presentation:class="outline" presentation:user-transformed="true">
          <draw:text-box>
            <text:p text:style-name="P12"><text:span text:style-name="T9"/></text:p>
            <text:p text:style-name="P13"><text:span text:style-name="T9"/></text:p>
            <text:p text:style-name="P14"><text:span text:style-name="T10"/></text:p>
            <text:p text:style-name="P14"><text:span text:style-name="T10">Stable Releases</text:span></text:p>
          </draw:text-box>
        </draw:frame>
        <presentation:notes draw:style-name="dp2">
          <draw:page-thumbnail draw:name="Google Shape;366;g25232e6a1bc_0_5:notes" draw:style-name="gr4" draw:layer="layout" svg:width="0cm" svg:height="0cm" svg:x="0cm" svg:y="2.257cm" draw:page-number="14" presentation:class="page"/>
          <draw:frame draw:name="Google Shape;367;g25232e6a1bc_0_5:notes" presentation:style-name="pr17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The Process" draw:style-name="dp1" draw:master-page-name="OBJECT" presentation:presentation-page-layout-name="AL2T11">
        <draw:frame draw:name="Google Shape;374;p54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The Process</text:span></text:p>
          </draw:text-box>
        </draw:frame>
        <draw:frame draw:name="Google Shape;375;p54" presentation:style-name="pr4" draw:text-style-name="P2" draw:layer="layout" svg:width="21.206cm" svg:height="11.676cm" svg:x="1.399cm" svg:y="3.685cm" presentation:class="outline" presentation:user-transformed="true">
          <draw:text-box>
            <text:list text:style-name="L12">
              <text:list-item>
                <text:p text:style-name="P9"><text:span text:style-name="T8">Take a copy of parts of openSUSE Tumbleweed. </text:span></text:p>
              </text:list-item>
              <text:list-item>
                <text:p text:style-name="P9"><text:span text:style-name="T8">Start only updating them with fixes for issues.</text:span></text:p>
              </text:list-item>
              <text:list-item>
                <text:p text:style-name="P9"><text:span text:style-name="T8">Test alot.</text:span></text:p>
              </text:list-item>
              <text:list-item>
                <text:p text:style-name="P9"><text:span text:style-name="T8">When we are happy release as SUSE Linux Enterprise.</text:span></text:p>
              </text:list-item>
              <text:list-item>
                <text:p text:style-name="P9"><text:span text:style-name="T8">At the same time add a second repo with extra packages from the community - This becomes openSUSE Leap</text:span></text:p>
              </text:list-item>
            </text:list>
            <text:p text:style-name="P3"><text:span text:style-name="T8"/></text:p>
          </draw:text-box>
        </draw:frame>
        <presentation:notes draw:style-name="dp2">
          <draw:page-thumbnail draw:name="Google Shape;371;g25232e6a1bc_0_20:notes" draw:style-name="gr4" draw:layer="layout" svg:width="0cm" svg:height="0cm" svg:x="0cm" svg:y="2.257cm" draw:page-number="15" presentation:class="page"/>
          <draw:frame draw:name="Google Shape;372;g25232e6a1bc_0_20:notes" presentation:style-name="pr18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Updates" draw:style-name="dp1" draw:master-page-name="OBJECT" presentation:presentation-page-layout-name="AL2T11">
        <draw:frame draw:name="Google Shape;380;p55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Updates</text:span></text:p>
          </draw:text-box>
        </draw:frame>
        <draw:frame draw:name="Google Shape;381;p55" presentation:style-name="pr4" draw:text-style-name="P2" draw:layer="layout" svg:width="21.206cm" svg:height="11.676cm" svg:x="1.399cm" svg:y="3.685cm" presentation:class="outline" presentation:user-transformed="true">
          <draw:text-box>
            <text:list text:style-name="L4">
              <text:list-item>
                <text:p text:style-name="P9"><text:span text:style-name="T8">Updates are submitted to a separate repository so users can switch to an old version if something breaks.</text:span></text:p>
              </text:list-item>
            </text:list>
            <text:p text:style-name="P3"><text:span text:style-name="T8"/></text:p>
          </draw:text-box>
        </draw:frame>
        <presentation:notes draw:style-name="dp2">
          <draw:page-thumbnail draw:name="Google Shape;377;g25232e6a1bc_0_29:notes" draw:style-name="gr4" draw:layer="layout" svg:width="0cm" svg:height="0cm" svg:x="0cm" svg:y="2.257cm" draw:page-number="16" presentation:class="page"/>
          <draw:frame draw:name="Google Shape;378;g25232e6a1bc_0_29:notes" presentation:style-name="pr19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BJECT" presentation:presentation-page-layout-name="AL2T11">
        <draw:frame draw:name="Google Shape;386;p56" presentation:style-name="pr4" draw:text-style-name="P2" draw:layer="layout" svg:width="21.206cm" svg:height="9.131cm" svg:x="1.399cm" svg:y="3.685cm" presentation:class="outline" presentation:user-transformed="true">
          <draw:text-box>
            <text:p text:style-name="P12"><text:span text:style-name="T9"/></text:p>
            <text:p text:style-name="P13"><text:span text:style-name="T9"/></text:p>
            <text:p text:style-name="P14"><text:span text:style-name="T10"/></text:p>
            <text:p text:style-name="P14"><text:span text:style-name="T10">Creating a Custom Image</text:span></text:p>
          </draw:text-box>
        </draw:frame>
        <presentation:notes draw:style-name="dp2">
          <draw:page-thumbnail draw:name="Google Shape;383;g25232e6a1bc_0_25:notes" draw:style-name="gr4" draw:layer="layout" svg:width="0cm" svg:height="0cm" svg:x="0cm" svg:y="2.257cm" draw:page-number="17" presentation:class="page"/>
          <draw:frame draw:name="Google Shape;384;g25232e6a1bc_0_25:notes" presentation:style-name="pr20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Why" draw:style-name="dp1" draw:master-page-name="OBJECT" presentation:presentation-page-layout-name="AL2T11">
        <draw:frame draw:name="Google Shape;391;p57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Why</text:span></text:p>
          </draw:text-box>
        </draw:frame>
        <draw:frame draw:name="Google Shape;392;p57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You may need custom software.</text:span></text:p>
              </text:list-item>
              <text:list-item>
                <text:p text:style-name="P11"><text:span text:style-name="T8">Creating VM or Container Image with a specific set of packages</text:span></text:p>
              </text:list-item>
            </text:list>
          </draw:text-box>
        </draw:frame>
        <presentation:notes draw:style-name="dp2">
          <draw:page-thumbnail draw:name="Google Shape;388;g24f2c6e67de_0_21:notes" draw:style-name="gr4" draw:layer="layout" svg:width="0cm" svg:height="0cm" svg:x="0cm" svg:y="2.257cm" draw:page-number="18" presentation:class="page"/>
          <draw:frame draw:name="Google Shape;389;g24f2c6e67de_0_21:notes" presentation:style-name="pr21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How" draw:style-name="dp1" draw:master-page-name="OBJECT" presentation:presentation-page-layout-name="AL2T11">
        <draw:frame draw:name="Google Shape;397;p58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How</text:span></text:p>
          </draw:text-box>
        </draw:frame>
        <draw:frame draw:name="Google Shape;398;p58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We will use obs (build.opensuse.org) and a tool called kiwi. </text:span></text:p>
              </text:list-item>
            </text:list>
          </draw:text-box>
        </draw:frame>
        <presentation:notes draw:style-name="dp2">
          <draw:page-thumbnail draw:name="Google Shape;394;g25232e6a1bc_0_45:notes" draw:style-name="gr4" draw:layer="layout" svg:width="0cm" svg:height="0cm" svg:x="0cm" svg:y="2.257cm" draw:page-number="19" presentation:class="page"/>
          <draw:frame draw:name="Google Shape;395;g25232e6a1bc_0_45:notes" presentation:style-name="pr22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Legal" draw:style-name="dp1" draw:master-page-name="OBJECT" presentation:presentation-page-layout-name="AL2T11">
        <draw:frame draw:name="Google Shape;403;p59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Legal</text:span></text:p>
          </draw:text-box>
        </draw:frame>
        <draw:frame draw:name="Google Shape;404;p59" presentation:style-name="pr4" draw:text-style-name="P2" draw:layer="layout" svg:width="21.206cm" svg:height="10.089cm" svg:x="1.399cm" svg:y="3.685cm" presentation:class="outline" presentation:user-transformed="true">
          <draw:text-box>
            <text:list text:style-name="L11">
              <text:list-item>
                <text:p text:style-name="P10"><text:span text:style-name="T11"><text:a xlink:href="https://en.opensuse.org/openSUSE:Trademark_guidelines" xlink:type="simple">https://en.opensuse.org/openSUSE:Trademark_guidelines</text:a></text:span></text:p>
              </text:list-item>
            </text:list>
            <text:list text:style-name="L4">
              <text:list-item>
                <text:p text:style-name="P11"><text:span text:style-name="T8">Basically if you want to use packages that aren’t part of openSUSE you can’t use the openSUSE name anywhere.</text:span></text:p>
              </text:list-item>
              <text:list-item>
                <text:p text:style-name="P11"><text:span text:style-name="T8">In practice this means remove or replace all the branding-openSUSE packages</text:span></text:p>
              </text:list-item>
            </text:list>
          </draw:text-box>
        </draw:frame>
        <presentation:notes draw:style-name="dp2">
          <draw:page-thumbnail draw:name="Google Shape;400;g25232e6a1bc_0_39:notes" draw:style-name="gr4" draw:layer="layout" svg:width="0cm" svg:height="0cm" svg:x="0cm" svg:y="2.257cm" draw:page-number="20" presentation:class="page"/>
          <draw:frame draw:name="Google Shape;401;g25232e6a1bc_0_39:notes" presentation:style-name="pr23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BJECT" presentation:presentation-page-layout-name="AL2T11">
        <draw:frame draw:name="Google Shape;409;p60" presentation:style-name="pr4" draw:text-style-name="P2" draw:layer="layout" svg:width="21.206cm" svg:height="9.131cm" svg:x="1.399cm" svg:y="3.685cm" presentation:class="outline" presentation:user-transformed="true">
          <draw:text-box>
            <text:p text:style-name="P12"><text:span text:style-name="T9"/></text:p>
            <text:p text:style-name="P13"><text:span text:style-name="T9"/></text:p>
            <text:p text:style-name="P14"><text:span text:style-name="T10"/></text:p>
            <text:p text:style-name="P14"><text:span text:style-name="T10">Background</text:span></text:p>
          </draw:text-box>
        </draw:frame>
        <presentation:notes draw:style-name="dp2">
          <draw:page-thumbnail draw:name="Google Shape;406;g244ac09fbff_0_18:notes" draw:style-name="gr4" draw:layer="layout" svg:width="0cm" svg:height="0cm" svg:x="0cm" svg:y="2.257cm" draw:page-number="21" presentation:class="page"/>
          <draw:frame draw:name="Google Shape;407;g244ac09fbff_0_18:notes" presentation:style-name="pr24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What are we creating today?" draw:style-name="dp1" draw:master-page-name="OBJECT" presentation:presentation-page-layout-name="AL2T11">
        <draw:frame draw:name="Google Shape;414;p61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What are we creating today?</text:span></text:p>
          </draw:text-box>
        </draw:frame>
        <draw:frame draw:name="Google Shape;415;p61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A “livecd” containing openSUSE Tumbleweed + <text:s/>Enlightenment from git.</text:span></text:p>
              </text:list-item>
            </text:list>
          </draw:text-box>
        </draw:frame>
        <presentation:notes draw:style-name="dp2">
          <draw:page-thumbnail draw:name="Google Shape;411;g25232e6a1bc_0_59:notes" draw:style-name="gr4" draw:layer="layout" svg:width="0cm" svg:height="0cm" svg:x="0cm" svg:y="2.257cm" draw:page-number="22" presentation:class="page"/>
          <draw:frame draw:name="Google Shape;412;g25232e6a1bc_0_59:notes" presentation:style-name="pr25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What is Enlightenment?" draw:style-name="dp1" draw:master-page-name="OBJECT" presentation:presentation-page-layout-name="AL2T11">
        <draw:frame draw:name="Google Shape;420;p62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What is Enlightenment?</text:span></text:p>
          </draw:text-box>
        </draw:frame>
        <draw:frame draw:name="Google Shape;421;p62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A Desktop Environment i.e. its responsible for drawing and moving all the windows, menu’s etc.</text:span></text:p>
              </text:list-item>
            </text:list>
            <text:list text:style-name="L11">
              <text:list-item>
                <text:p text:style-name="P11"><text:span text:style-name="T11"><text:a xlink:href="https://www.enlightenment.org/" xlink:type="simple">https://www.enlightenment.org/</text:a></text:span></text:p>
              </text:list-item>
            </text:list>
            <text:list text:style-name="L14">
              <text:list-item>
                <text:list>
                  <text:list-item>
                    <text:p text:style-name="P11"><text:span text:style-name="T8">Enlightenment - Desktop</text:span></text:p>
                  </text:list-item>
                  <text:list-item>
                    <text:p text:style-name="P11"><text:span text:style-name="T8">Terminology - Terminal</text:span></text:p>
                  </text:list-item>
                  <text:list-item>
                    <text:p text:style-name="P11"><text:span text:style-name="T8">efl - Supporting Libr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17;g25232e6a1bc_0_64:notes" draw:style-name="gr4" draw:layer="layout" svg:width="0cm" svg:height="0cm" svg:x="0cm" svg:y="2.257cm" draw:page-number="23" presentation:class="page"/>
          <draw:frame draw:name="Google Shape;418;g25232e6a1bc_0_64:notes" presentation:style-name="pr26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How do we build git packages" draw:style-name="dp1" draw:master-page-name="OBJECT" presentation:presentation-page-layout-name="AL2T11">
        <draw:frame draw:name="Google Shape;426;p63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12">How do we build git packages</text:span></text:p>
          </draw:text-box>
        </draw:frame>
        <draw:frame draw:name="Google Shape;427;p63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We use a _service file, whenever the package changes obs fetches the latest sources from the git repo.</text:span></text:p>
              </text:list-item>
            </text:list>
            <text:list text:style-name="L11">
              <text:list-item>
                <text:p text:style-name="P11"><text:span text:style-name="T11"><text:a xlink:href="https://build.opensuse.org/package/view_file/X11:Enlightenment:Nightly/efl/_service" xlink:type="simple">https://build.opensuse.org/package/view_file/X11:Enlightenment:Nightly/efl/_service</text:a></text:span></text:p>
              </text:list-item>
            </text:list>
          </draw:text-box>
        </draw:frame>
        <presentation:notes draw:style-name="dp2">
          <draw:page-thumbnail draw:name="Google Shape;423;g25232e6a1bc_0_70:notes" draw:style-name="gr4" draw:layer="layout" svg:width="0cm" svg:height="0cm" svg:x="0cm" svg:y="2.257cm" draw:page-number="24" presentation:class="page"/>
          <draw:frame draw:name="Google Shape;424;g25232e6a1bc_0_70:notes" presentation:style-name="pr27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tterns" draw:style-name="dp1" draw:master-page-name="OBJECT" presentation:presentation-page-layout-name="AL2T11">
        <draw:frame draw:name="Google Shape;432;p64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Patterns</text:span></text:p>
          </draw:text-box>
        </draw:frame>
        <draw:frame draw:name="Google Shape;433;p64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A “Meta” Package</text:span></text:p>
              </text:list-item>
              <text:list-item>
                <text:p text:style-name="P11"><text:span text:style-name="T8">Just Require and Recommend other packages</text:span></text:p>
              </text:list-item>
              <text:list-item>
                <text:p text:style-name="P11"><text:span text:style-name="T8">Used by installers to install groups of packages - Office Tools, Media Apps, Desktops etc.</text:span></text:p>
              </text:list-item>
            </text:list>
          </draw:text-box>
        </draw:frame>
        <presentation:notes draw:style-name="dp2">
          <draw:page-thumbnail draw:name="Google Shape;429;g25232e6a1bc_0_34:notes" draw:style-name="gr4" draw:layer="layout" svg:width="0cm" svg:height="0cm" svg:x="0cm" svg:y="2.257cm" draw:page-number="25" presentation:class="page"/>
          <draw:frame draw:name="Google Shape;430;g25232e6a1bc_0_34:notes" presentation:style-name="pr28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tterns Examples" draw:style-name="dp1" draw:master-page-name="OBJECT" presentation:presentation-page-layout-name="AL2T11">
        <draw:frame draw:name="Google Shape;438;p65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Patterns Examples</text:span></text:p>
          </draw:text-box>
        </draw:frame>
        <draw:frame draw:name="Google Shape;439;p65" presentation:style-name="pr4" draw:text-style-name="P2" draw:layer="layout" svg:width="21.206cm" svg:height="11.331cm" svg:x="1.399cm" svg:y="3.685cm" presentation:class="outline" presentation:user-transformed="true">
          <draw:text-box>
            <text:list text:style-name="L11">
              <text:list-item>
                <text:p text:style-name="P10"><text:span text:style-name="T11"><text:a xlink:href="https://build.opensuse.org/package/show/system:install:head/patterns-base" xlink:type="simple">https://build.opensuse.org/package/show/system:install:head/patterns-base</text:a></text:span></text:p>
              </text:list-item>
              <text:list-item>
                <text:p text:style-name="P11"><text:span text:style-name="T11"><text:a xlink:href="https://build.opensuse.org/package/view_file/X11:Enlightenment:Factory/patterns-enlightenment/patterns-enlightenment.spec" xlink:type="simple">https://build.opensuse.org/package/view_file/X11:Enlightenment:Factory/patterns-enlightenment/patterns-enlightenment.spec</text:a></text:span></text:p>
              </text:list-item>
            </text:list>
          </draw:text-box>
        </draw:frame>
        <presentation:notes draw:style-name="dp2">
          <draw:page-thumbnail draw:name="Google Shape;435;g25232e6a1bc_1_1:notes" draw:style-name="gr4" draw:layer="layout" svg:width="0cm" svg:height="0cm" svg:x="0cm" svg:y="2.257cm" draw:page-number="26" presentation:class="page"/>
          <draw:frame draw:name="Google Shape;436;g25232e6a1bc_1_1:notes" presentation:style-name="pr29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Creating a Repository" draw:style-name="dp1" draw:master-page-name="OBJECT" presentation:presentation-page-layout-name="AL2T11">
        <draw:frame draw:name="Google Shape;444;p66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Creating a Repository</text:span></text:p>
          </draw:text-box>
        </draw:frame>
        <draw:frame draw:name="Google Shape;445;p66" presentation:style-name="pr4" draw:text-style-name="P2" draw:layer="layout" svg:width="21.206cm" svg:height="10.089cm" svg:x="1.399cm" svg:y="3.685cm" presentation:class="outline" presentation:user-transformed="true">
          <draw:text-box>
            <text:list text:style-name="L4">
              <text:list-item>
                <text:p text:style-name="P10"><text:span text:style-name="T8">obs uses specific repositories for building images.</text:span></text:p>
              </text:list-item>
              <text:list-item>
                <text:p text:style-name="P11"><text:span text:style-name="T8">You can create a subproject in your home repository</text:span></text:p>
              </text:list-item>
              <text:list-item>
                <text:p text:style-name="P11"><text:span text:style-name="T8">We will use X11:Enlightenment:Images</text:span></text:p>
              </text:list-item>
            </text:list>
          </draw:text-box>
        </draw:frame>
        <presentation:notes draw:style-name="dp2">
          <draw:page-thumbnail draw:name="Google Shape;441;g25232e6a1bc_0_50:notes" draw:style-name="gr4" draw:layer="layout" svg:width="0cm" svg:height="0cm" svg:x="0cm" svg:y="2.257cm" draw:page-number="27" presentation:class="page"/>
          <draw:frame draw:name="Google Shape;442;g25232e6a1bc_0_50:notes" presentation:style-name="pr30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Meta Info" draw:style-name="dp1" draw:master-page-name="OBJECT" presentation:presentation-page-layout-name="AL2T11">
        <draw:frame draw:name="Google Shape;450;p67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Meta Info</text:span></text:p>
          </draw:text-box>
        </draw:frame>
        <draw:frame draw:name="Google Shape;451;p67" presentation:style-name="pr4" draw:text-style-name="P2" draw:layer="layout" svg:width="21.206cm" svg:height="10.089cm" svg:x="1.399cm" svg:y="3.685cm" presentation:class="outline" presentation:user-transformed="true">
          <draw:text-box>
            <text:list text:style-name="L15">
              <text:list-item>
                <text:p text:style-name="P10"><text:span text:style-name="T11"><text:a xlink:href="https://build.opensuse.org/projects/X11:Enlightenment:Images/meta" xlink:type="simple">https://build.opensuse.org/projects/X11:Enlightenment:Images/meta</text:a></text:span></text:p>
              </text:list-item>
            </text:list>
            <text:p text:style-name="P15"><text:span text:style-name="T8">&lt;repository name="images"&gt;</text:span></text:p>
            <text:p text:style-name="P16"><text:span text:style-name="T8">&lt;path project="[Project Name]" repository="standard"/&gt;</text:span></text:p>
            <text:p text:style-name="P17"><text:span text:style-name="T8"><text:tab/></text:span><text:span text:style-name="T8"><text:tab/></text:span><text:span text:style-name="T8">&lt;arch&gt;local&lt;/arch&gt;</text:span></text:p>
            <text:p text:style-name="P18"><text:span text:style-name="T8"><text:s/></text:span><text:span text:style-name="T8"><text:tab/></text:span><text:span text:style-name="T8">&lt;/repository&gt;</text:span></text:p>
          </draw:text-box>
        </draw:frame>
        <presentation:notes draw:style-name="dp2">
          <draw:page-thumbnail draw:name="Google Shape;447;g25232e6a1bc_1_9:notes" draw:style-name="gr4" draw:layer="layout" svg:width="0cm" svg:height="0cm" svg:x="0cm" svg:y="2.257cm" draw:page-number="28" presentation:class="page"/>
          <draw:frame draw:name="Google Shape;448;g25232e6a1bc_1_9:notes" presentation:style-name="pr31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roject Config" draw:style-name="dp1" draw:master-page-name="OBJECT" presentation:presentation-page-layout-name="AL2T11">
        <draw:frame draw:name="Google Shape;456;p68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Project Config</text:span></text:p>
          </draw:text-box>
        </draw:frame>
        <draw:frame draw:name="Google Shape;457;p68" presentation:style-name="pr4" draw:text-style-name="P2" draw:layer="layout" svg:width="21.206cm" svg:height="11.409cm" svg:x="1.399cm" svg:y="3.685cm" presentation:class="outline" presentation:user-transformed="true">
          <draw:text-box>
            <text:list text:style-name="L15">
              <text:list-item>
                <text:p text:style-name="P10"><text:span text:style-name="T11"><text:a xlink:href="https://build.opensuse.org/projects/openSUSE:Factory/prjconf" xlink:type="simple">https://build.opensuse.org/projects/openSUSE:Factory/prjconf</text:a></text:span></text:p>
              </text:list-item>
            </text:list>
            <text:list text:style-name="L12">
              <text:list-item>
                <text:p text:style-name="P11"><text:span text:style-name="T8">A set of macro’s that define the differences between operating systems, version’s names etc.</text:span></text:p>
              </text:list-item>
              <text:list-item>
                <text:p text:style-name="P11"><text:span text:style-name="T8">Also contain some “hints” for obs to solve issues.</text:span></text:p>
              </text:list-item>
              <text:list-item>
                <text:p text:style-name="P11"><text:span text:style-name="T8">Copying the Tumbleweed / Factory one is the best starting point.</text:span></text:p>
              </text:list-item>
            </text:list>
          </draw:text-box>
        </draw:frame>
        <presentation:notes draw:style-name="dp2">
          <draw:page-thumbnail draw:name="Google Shape;453;g25232e6a1bc_1_19:notes" draw:style-name="gr4" draw:layer="layout" svg:width="0cm" svg:height="0cm" svg:x="0cm" svg:y="2.257cm" draw:page-number="29" presentation:class="page"/>
          <draw:frame draw:name="Google Shape;454;g25232e6a1bc_1_19:notes" presentation:style-name="pr32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roject Config" draw:style-name="dp1" draw:master-page-name="OBJECT" presentation:presentation-page-layout-name="AL2T11">
        <draw:frame draw:name="Google Shape;462;p69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Project Config</text:span></text:p>
          </draw:text-box>
        </draw:frame>
        <draw:frame draw:name="Google Shape;463;p69" presentation:style-name="pr33" draw:text-style-name="P2" draw:layer="layout" svg:width="21.206cm" svg:height="9.131cm" svg:x="1.399cm" svg:y="3.685cm" presentation:class="outline" presentation:user-transformed="true">
          <draw:text-box>
            <text:list text:style-name="L16">
              <text:list-item>
                <text:p text:style-name="P19"><text:span text:style-name="T13">Important parts:</text:span></text:p>
              </text:list-item>
            </text:list>
            <text:p text:style-name="P12"><text:span text:style-name="T13">%if "%_repository" == "images"</text:span></text:p>
            <text:p text:style-name="P12"><text:span text:style-name="T13"><text:s text:c="4"/></text:span><text:span text:style-name="T13">Type: kiwi</text:span></text:p>
            <text:p text:style-name="P12"><text:span text:style-name="T13"><text:s text:c="4"/></text:span><text:span text:style-name="T13">Repotype: none</text:span></text:p>
            <text:p text:style-name="P12"><text:span text:style-name="T13"><text:s text:c="4"/></text:span><text:span text:style-name="T13">Patterntype: none</text:span></text:p>
            <text:p text:style-name="P12"><text:span text:style-name="T13"><text:s text:c="4"/></text:span><text:span text:style-name="T13">Prefer: openSUSE-release-ftp</text:span></text:p>
            <text:p text:style-name="P12"><text:span text:style-name="T13"><text:s text:c="4"/></text:span><text:span text:style-name="T13">Support: release-compare</text:span></text:p>
            <text:p text:style-name="P12"><text:span text:style-name="T13"><text:s text:c="4"/></text:span><text:span text:style-name="T13">BuildFlags: obsgendiff</text:span></text:p>
            <text:p text:style-name="P12"><text:span text:style-name="T13">%endif</text:span></text:p>
          </draw:text-box>
        </draw:frame>
        <presentation:notes draw:style-name="dp2">
          <draw:page-thumbnail draw:name="Google Shape;459;g244ac09fbff_2_0:notes" draw:style-name="gr4" draw:layer="layout" svg:width="0cm" svg:height="0cm" svg:x="0cm" svg:y="2.257cm" draw:page-number="30" presentation:class="page"/>
          <draw:frame draw:name="Google Shape;460;g244ac09fbff_2_0:notes" presentation:style-name="pr34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Kiwi" draw:style-name="dp1" draw:master-page-name="OBJECT" presentation:presentation-page-layout-name="AL2T11">
        <draw:frame draw:name="Google Shape;468;p70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Kiwi</text:span></text:p>
          </draw:text-box>
        </draw:frame>
        <draw:frame draw:name="Google Shape;469;p70" presentation:style-name="pr33" draw:text-style-name="P2" draw:layer="layout" svg:width="21.206cm" svg:height="9.131cm" svg:x="1.399cm" svg:y="3.685cm" presentation:class="outline" presentation:user-transformed="true">
          <draw:text-box>
            <text:list text:style-name="L16">
              <text:list-item>
                <text:p text:style-name="P19"><text:span text:style-name="T13">Start by copying an existing setup.</text:span></text:p>
              </text:list-item>
            </text:list>
            <text:list text:style-name="L18">
              <text:list-item>
                <text:list>
                  <text:list-item>
                    <text:p text:style-name="P19"><text:span text:style-name="T14"><text:a xlink:href="https://build.opensuse.org/package/show/openSUSE:Factory/livecd-openSUSE" xlink:type="simple">https://build.opensuse.org/package/show/openSUSE:Factory/livecd-openSUSE</text:a></text:span></text:p>
                  </text:list-item>
                </text:list>
              </text:list-item>
              <text:list-item>
                <text:p text:style-name="P19"><text:span text:style-name="T13">This uses pre-checkin.sh to generate the kiwi files.</text:span></text:p>
              </text:list-item>
            </text:list>
            <text:list text:style-name="L19">
              <text:list-item>
                <text:list>
                  <text:list-item>
                    <text:p text:style-name="P19"><text:span text:style-name="T13">Names can be modified here. </text:span></text:p>
                  </text:list-item>
                </text:list>
              </text:list-item>
              <text:list-item>
                <text:p text:style-name="P19"><text:span text:style-name="T13">Add our list of packages.</text:span></text:p>
              </text:list-item>
              <text:list-item>
                <text:p text:style-name="P19"><text:span text:style-name="T13">Change repositories in livecd.kiwi.in</text:span></text:p>
              </text:list-item>
            </text:list>
          </draw:text-box>
        </draw:frame>
        <presentation:notes draw:style-name="dp2">
          <draw:page-thumbnail draw:name="Google Shape;465;g25232e6a1bc_1_26:notes" draw:style-name="gr4" draw:layer="layout" svg:width="0cm" svg:height="0cm" svg:x="0cm" svg:y="2.257cm" draw:page-number="31" presentation:class="page"/>
          <draw:frame draw:name="Google Shape;466;g25232e6a1bc_1_26:notes" presentation:style-name="pr35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BJECT" presentation:presentation-page-layout-name="AL2T11">
        <draw:frame draw:name="Google Shape;474;p71" presentation:style-name="pr4" draw:text-style-name="P2" draw:layer="layout" svg:width="21.206cm" svg:height="9.131cm" svg:x="1.399cm" svg:y="3.685cm" presentation:class="outline" presentation:user-transformed="true">
          <draw:text-box>
            <text:p text:style-name="P12"><text:span text:style-name="T9"/></text:p>
            <text:p text:style-name="P13"><text:span text:style-name="T9"/></text:p>
            <text:p text:style-name="P14"><text:span text:style-name="T10"/></text:p>
            <text:p text:style-name="P14"><text:span text:style-name="T10">Other Changes</text:span></text:p>
          </draw:text-box>
        </draw:frame>
        <presentation:notes draw:style-name="dp2">
          <draw:page-thumbnail draw:name="Google Shape;471;g244f3beba6c_0_0:notes" draw:style-name="gr4" draw:layer="layout" svg:width="0cm" svg:height="0cm" svg:x="0cm" svg:y="2.257cm" draw:page-number="32" presentation:class="page"/>
          <draw:frame draw:name="Google Shape;472;g244f3beba6c_0_0:notes" presentation:style-name="pr36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Release Files" draw:style-name="dp1" draw:master-page-name="OBJECT" presentation:presentation-page-layout-name="AL2T11">
        <draw:frame draw:name="Google Shape;479;p72" presentation:style-name="pr3" draw:text-style-name="P2" draw:layer="layout" svg:width="21.206cm" svg:height="2.627cm" svg:x="1.399cm" svg:y="0.628cm" presentation:class="title" presentation:user-transformed="true">
          <draw:text-box>
            <text:p text:style-name="P8"><text:span text:style-name="T6">Release Files</text:span></text:p>
          </draw:text-box>
        </draw:frame>
        <draw:frame draw:name="Google Shape;480;p72" presentation:style-name="pr4" draw:text-style-name="P2" draw:layer="layout" svg:width="21.206cm" svg:height="11.137cm" svg:x="1.399cm" svg:y="3.685cm" presentation:class="outline" presentation:user-transformed="true">
          <draw:text-box>
            <text:list text:style-name="L20">
              <text:list-item>
                <text:p text:style-name="P19"><text:span text:style-name="T15"><text:a xlink:href="https://build.opensuse.org/package/view_file/home:simotek:GrassyKnoll:Backports/000release-packages/ALP-release.spec" xlink:type="simple">https://build.opensuse.org/package/view_file/home:simotek:GrassyKnoll:Backports/000release-packages/ALP-release.spec</text:a></text:span></text:p>
              </text:list-item>
            </text:list>
            <text:p text:style-name="P13"><text:span text:style-name="T16"><text:s text:c="10"/></text:span><text:span text:style-name="T16">ID="alp"</text:span></text:p>
            <text:p text:style-name="P13"><text:span text:style-name="T16"><text:s text:c="10"/></text:span><text:span text:style-name="T16">ID_LIKE="suse opensuse opensuse-tumbleweed"</text:span></text:p>
            <text:p text:style-name="P13"><text:span text:style-name="T16"><text:s text:c="10"/></text:span><text:span text:style-name="T16">VERSION_ID="$VERSION_ID"</text:span></text:p>
            <text:p text:style-name="P13"><text:span text:style-name="T16"><text:s text:c="10"/></text:span><text:span text:style-name="T16">PRETTY_NAME="ALP"</text:span></text:p>
            <text:p text:style-name="P13"><text:span text:style-name="T16"><text:s text:c="10"/></text:span><text:span text:style-name="T16">ANSI_COLOR="0;32"</text:span></text:p>
            <text:p text:style-name="P13"><text:span text:style-name="T16"><text:s text:c="10"/></text:span><text:span text:style-name="T16">CPE_NAME="cpe:/o:opensuse:alp:%{version}"</text:span></text:p>
            <text:p text:style-name="P13"><text:span text:style-name="T16"><text:s text:c="10"/></text:span><text:span text:style-name="T16">BUG_REPORT_URL="https://bugs.opensuse.org"</text:span></text:p>
            <text:p text:style-name="P13"><text:span text:style-name="T16"><text:s text:c="10"/></text:span><text:span text:style-name="T16">HOME_URL="https://www.opensuse.org/"</text:span></text:p>
            <text:p text:style-name="P13"><text:span text:style-name="T16"><text:s text:c="10"/></text:span><text:span text:style-name="T16">DOCUMENTATION_URL="https://en.opensuse.org/Portal:Alp"</text:span></text:p>
            <text:p text:style-name="P13"><text:span text:style-name="T16"><text:s text:c="10"/></text:span><text:span text:style-name="T16">LOGO="distributor-logo-Tumbleweed"</text:span></text:p>
            <text:p text:style-name="P13"><text:span text:style-name="T16"><text:s text:c="10"/></text:span><text:span text:style-name="T16">EOF</text:span></text:p>
          </draw:text-box>
        </draw:frame>
        <presentation:notes draw:style-name="dp2">
          <draw:page-thumbnail draw:name="Google Shape;476;g244f3beba6c_0_4:notes" draw:style-name="gr4" draw:layer="layout" svg:width="0cm" svg:height="0cm" svg:x="0cm" svg:y="2.257cm" draw:page-number="33" presentation:class="page"/>
          <draw:frame draw:name="Google Shape;477;g244f3beba6c_0_4:notes" presentation:style-name="pr37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ONLY" presentation:presentation-page-layout-name="AL3T19">
        <draw:frame draw:name="Google Shape;485;p73" presentation:style-name="pr38" draw:text-style-name="P20" draw:layer="layout" svg:width="25.189cm" svg:height="3.809cm" svg:x="1.399cm" svg:y="0.508cm" presentation:class="title" presentation:placeholder="true" presentation:user-transformed="true">
          <draw:text-box/>
        </draw:frame>
        <presentation:notes draw:style-name="dp2">
          <draw:frame draw:name="Google Shape;482;p29:notes" presentation:style-name="pr39" draw:text-style-name="P7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83;p29:notes" draw:style-name="gr4" draw:layer="layout" svg:width="19.797cm" svg:height="11.135cm" svg:x="0.6cm" svg:y="2.257cm" draw:page-number="3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3AF0000021268D5CB320792D590.png" xlink:type="simple" xlink:show="embed" xlink:actuate="onLoad"/>
    <draw:fill-image draw:name="msFillBitmap_20_2" draw:display-name="msFillBitmap 2" xlink:href="Pictures/10000201000003AF00000212C5875EDF00A163A4.png" xlink:type="simple" xlink:show="embed" xlink:actuate="onLoad"/>
    <draw:fill-image draw:name="msFillBitmap_20_3" draw:display-name="msFillBitmap 3" xlink:href="Pictures/10000201000003AF00000212C7DB1960B72E1F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15.747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9.133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9.133cm" fo:padding-top="0cm" fo:padding-bottom="0cm" fo:padding-left="0cm" fo:padding-right="0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top" draw:auto-grow-height="false" draw:fit-to-size="false" style:shrink-to-fit="false" fo:min-height="9.133cm" fo:padding-top="0cm" fo:padding-bottom="0cm" fo:padding-left="0cm" fo:padding-right="0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484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6;p2" presentation:style-name="TITLE_5f_AND_5f_BODY-title" draw:layer="backgroundobjects" svg:width="25.189cm" svg:height="3.809cm" svg:x="1.399cm" svg:y="0.508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8.871cm" svg:height="1.084cm" svg:x="9.571cm" svg:y="14.345cm" presentation:class="footer" presentation:user-transformed="true">
        <draw:text-box>
          <text:p/>
        </draw:text-box>
      </draw:frame>
      <draw:frame draw:name="Google Shape;19;p2" presentation:style-name="Mpr1" draw:text-style-name="MP5" draw:layer="backgroundobjects" svg:width="6.52cm" svg:height="1.084cm" svg:x="20.068cm" svg:y="14.345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0;p2" presentation:style-name="Mpr1" draw:text-style-name="MP5" draw:layer="backgroundobjects" svg:width="6.52cm" svg:height="1.084cm" svg:x="1.398cm" svg:y="14.345cm" presentation:class="date-time" presentation:user-transformed="true">
        <draw:text-box>
          <text:p/>
        </draw:text-box>
      </draw:frame>
      <draw:frame presentation:style-name="TITLE_5f_AND_5f_BODY-outline1" draw:layer="backgroundobjects" svg:width="25.192cm" svg:height="9.132cm" svg:x="1.399cm" svg:y="3.684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106;p15" presentation:style-name="OBJECT-title" draw:layer="backgroundobjects" svg:width="25.189cm" svg:height="3.809cm" svg:x="1.399cm" svg:y="0.508cm" presentation:class="title" presentation:placeholder="true" presentation:user-transformed="true">
        <draw:text-box/>
      </draw:frame>
      <draw:frame draw:name="Google Shape;107;p15" presentation:style-name="OBJECT-outline1" draw:layer="backgroundobjects" svg:width="25.189cm" svg:height="2.148cm" svg:x="1.399cm" svg:y="10.668cm" presentation:class="outline" presentation:placeholder="true" presentation:user-transformed="true">
        <draw:text-box/>
      </draw:frame>
      <draw:frame draw:name="Google Shape;108;p15" presentation:style-name="Mpr4" draw:text-style-name="MP5" draw:layer="backgroundobjects" svg:width="13.033cm" svg:height="1.084cm" svg:x="9.572cm" svg:y="14.346cm" presentation:class="footer" presentation:user-transformed="true">
        <draw:text-box>
          <text:p/>
        </draw:text-box>
      </draw:frame>
      <draw:frame draw:name="Google Shape;109;p15" presentation:style-name="Mpr4" draw:text-style-name="MP5" draw:layer="backgroundobjects" svg:width="2.963cm" svg:height="1.084cm" svg:x="24.638cm" svg:y="14.34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10;p15" presentation:style-name="Mpr4" draw:text-style-name="MP5" draw:layer="backgroundobjects" svg:width="6.519cm" svg:height="1.084cm" svg:x="1.399cm" svg:y="14.346cm" presentation:class="date-time" presentation:user-transformed="true">
        <draw:text-box>
          <text:p/>
        </draw:text-box>
      </draw:frame>
      <presentation:notes style:page-layout-name="PM2">
        <draw:page-thumbnail presentation:style-name="OBJECT-title" draw:layer="backgroundobjects" svg:width="19.796cm" svg:height="11.136cm" svg:x="0.601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3">
      <draw:frame draw:name="Google Shape;196;p28" presentation:style-name="TITLE_5f_ONLY-title" draw:layer="backgroundobjects" svg:width="25.189cm" svg:height="3.809cm" svg:x="1.399cm" svg:y="0.508cm" presentation:class="title" presentation:placeholder="true" presentation:user-transformed="true">
        <draw:text-box/>
      </draw:frame>
      <draw:frame draw:name="Google Shape;197;p28" presentation:style-name="Mpr7" draw:text-style-name="MP5" draw:layer="backgroundobjects" svg:width="8.871cm" svg:height="1.084cm" svg:x="9.572cm" svg:y="14.346cm" presentation:class="footer" presentation:user-transformed="true">
        <draw:text-box>
          <text:p/>
        </draw:text-box>
      </draw:frame>
      <draw:frame draw:name="Google Shape;198;p28" presentation:style-name="Mpr7" draw:text-style-name="MP5" draw:layer="backgroundobjects" svg:width="6.519cm" svg:height="1.084cm" svg:x="20.069cm" svg:y="14.34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99;p28" presentation:style-name="Mpr7" draw:text-style-name="MP5" draw:layer="backgroundobjects" svg:width="6.519cm" svg:height="1.084cm" svg:x="1.399cm" svg:y="14.346cm" presentation:class="date-time" presentation:user-transformed="true">
        <draw:text-box>
          <text:p/>
        </draw:text-box>
      </draw:frame>
      <presentation:notes style:page-layout-name="PM2">
        <draw:page-thumbnail presentation:style-name="TITLE_5f_ONLY-title" draw:layer="backgroundobjects" svg:width="19.796cm" svg:height="11.136cm" svg:x="0.601cm" svg:y="2.257cm" presentation:class="page"/>
        <draw:frame presentation:style-name="TITLE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1"/>
    <meta:generator>LibreOfficeDev/6.0.5.2$Linux_X86_64 LibreOffice_project/</meta:generator>
  </office:meta>
</office:document-meta>
</file>